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538a9d" officeooo:paragraph-rsid="05538a9d"/>
    </style:style>
    <style:style style:name="P4" style:family="paragraph" style:parent-style-name="Text_20_body">
      <style:text-properties officeooo:rsid="055e4734" officeooo:paragraph-rsid="055e4734"/>
    </style:style>
    <style:style style:name="P5" style:family="paragraph" style:parent-style-name="Text_20_body">
      <style:text-properties officeooo:rsid="056308f2" officeooo:paragraph-rsid="056308f2"/>
    </style:style>
    <style:style style:name="P6" style:family="paragraph" style:parent-style-name="Text_20_body">
      <style:text-properties fo:font-style="italic" officeooo:rsid="056a9d8d" officeooo:paragraph-rsid="056a9d8d" style:font-style-asian="italic" style:font-style-complex="italic"/>
    </style:style>
    <style:style style:name="P7" style:family="paragraph" style:parent-style-name="Text_20_body">
      <style:text-properties fo:font-style="italic" officeooo:rsid="056a9d8d" officeooo:paragraph-rsid="056c85d9" style:font-style-asian="italic" style:font-style-complex="italic"/>
    </style:style>
    <style:style style:name="P8" style:family="paragraph" style:parent-style-name="Text_20_body">
      <style:text-properties fo:font-style="italic" officeooo:rsid="056a9d8d" officeooo:paragraph-rsid="056e011e" style:font-style-asian="italic" style:font-style-complex="italic"/>
    </style:style>
    <style:style style:name="P9" style:family="paragraph" style:parent-style-name="Text_20_body">
      <style:text-properties fo:font-style="italic" officeooo:rsid="056a9d8d" officeooo:paragraph-rsid="05702f38" style:font-style-asian="italic" style:font-style-complex="italic"/>
    </style:style>
    <style:style style:name="P10" style:family="paragraph" style:parent-style-name="Text_20_body">
      <style:text-properties fo:font-style="italic" officeooo:rsid="056e011e" officeooo:paragraph-rsid="056e950d" style:font-style-asian="italic" style:font-style-complex="italic"/>
    </style:style>
    <style:style style:name="P11" style:family="paragraph" style:parent-style-name="Text_20_body">
      <style:text-properties fo:font-style="italic" officeooo:rsid="05702f38" officeooo:paragraph-rsid="05702f38" style:font-style-asian="italic" style:font-style-complex="italic"/>
    </style:style>
    <style:style style:name="P12" style:family="paragraph" style:parent-style-name="Text_20_body">
      <style:text-properties fo:font-style="italic" officeooo:rsid="05707d2a" officeooo:paragraph-rsid="05707d2a" style:font-style-asian="italic" style:font-style-complex="italic"/>
    </style:style>
    <style:style style:name="P13" style:family="paragraph" style:parent-style-name="Text_20_body">
      <style:text-properties fo:font-style="italic" officeooo:rsid="056e950d" officeooo:paragraph-rsid="056e950d" style:font-style-asian="italic" style:font-style-complex="italic"/>
    </style:style>
    <style:style style:name="P14" style:family="paragraph" style:parent-style-name="Text_20_body">
      <style:text-properties officeooo:rsid="0567de2e" officeooo:paragraph-rsid="0567de2e"/>
    </style:style>
    <style:style style:name="P15" style:family="paragraph" style:parent-style-name="Text_20_body">
      <style:paragraph-properties fo:line-height="100%"/>
      <style:text-properties officeooo:rsid="04af6545" officeooo:paragraph-rsid="04af6545"/>
    </style:style>
    <style:style style:name="P16" style:family="paragraph" style:parent-style-name="Heading_20_2">
      <style:text-properties officeooo:paragraph-rsid="052ed04f"/>
    </style:style>
    <style:style style:name="P17" style:family="paragraph" style:parent-style-name="Heading_20_2">
      <style:text-properties officeooo:paragraph-rsid="055e4734"/>
    </style:style>
    <style:style style:name="P18" style:family="paragraph" style:parent-style-name="Heading_20_2">
      <style:text-properties officeooo:rsid="055e4734" officeooo:paragraph-rsid="0561bcc5"/>
    </style:style>
    <style:style style:name="P19" style:family="paragraph" style:parent-style-name="Heading_20_2">
      <style:text-properties officeooo:rsid="055e4734" officeooo:paragraph-rsid="0567a317"/>
    </style:style>
    <style:style style:name="P20" style:family="paragraph" style:parent-style-name="Text_20_body" style:list-style-name="L1">
      <style:text-properties officeooo:rsid="055e4734" officeooo:paragraph-rsid="055e4734"/>
    </style:style>
    <style:style style:name="P21" style:family="paragraph" style:parent-style-name="Text_20_body" style:list-style-name="L2">
      <style:text-properties officeooo:paragraph-rsid="056e950d"/>
    </style:style>
    <style:style style:name="P22" style:family="paragraph" style:parent-style-name="Text_20_body" style:list-style-name="L2">
      <style:text-properties officeooo:rsid="056e950d" officeooo:paragraph-rsid="056e950d"/>
    </style:style>
    <style:style style:name="P23" style:family="paragraph" style:parent-style-name="Text_20_body" style:list-style-name="L2">
      <style:text-properties fo:font-style="italic" officeooo:rsid="056e950d" officeooo:paragraph-rsid="056e950d" style:font-style-asian="italic" style:font-style-complex="italic"/>
    </style:style>
    <style:style style:name="P24" style:family="paragraph" style:parent-style-name="Text_20_body" style:list-style-name="L3">
      <style:text-properties fo:font-style="italic" officeooo:rsid="05702f38" officeooo:paragraph-rsid="05702f38" style:font-style-asian="italic" style:font-style-complex="italic"/>
    </style:style>
    <style:style style:name="P25" style:family="paragraph" style:parent-style-name="Text_20_body">
      <style:text-properties officeooo:rsid="056308f2" officeooo:paragraph-rsid="0574e3b0"/>
    </style:style>
    <style:style style:name="P26"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6c29e80"/>
    </style:style>
    <style:style style:name="T3" style:family="text">
      <style:text-properties officeooo:rsid="05591939"/>
    </style:style>
    <style:style style:name="T4" style:family="text">
      <style:text-properties officeooo:rsid="055a06db"/>
    </style:style>
    <style:style style:name="T5" style:family="text">
      <style:text-properties officeooo:rsid="055e4734"/>
    </style:style>
    <style:style style:name="T6" style:family="text">
      <style:text-properties fo:language="en" fo:country="US"/>
    </style:style>
    <style:style style:name="T7" style:family="text">
      <style:text-properties officeooo:rsid="0561bcc5"/>
    </style:style>
    <style:style style:name="T8" style:family="text">
      <style:text-properties fo:font-weight="bold" style:font-weight-asian="bold" style:font-weight-complex="bold"/>
    </style:style>
    <style:style style:name="T9" style:family="text">
      <style:text-properties officeooo:rsid="05647b82"/>
    </style:style>
    <style:style style:name="T10" style:family="text">
      <style:text-properties officeooo:rsid="05662768"/>
    </style:style>
    <style:style style:name="T11" style:family="text">
      <style:text-properties officeooo:rsid="0567a317"/>
    </style:style>
    <style:style style:name="T12" style:family="text">
      <style:text-properties officeooo:rsid="056884be"/>
    </style:style>
    <style:style style:name="T13" style:family="text">
      <style:text-properties officeooo:rsid="056cf500"/>
    </style:style>
    <style:style style:name="T14" style:family="text">
      <style:text-properties officeooo:rsid="056e950d"/>
    </style:style>
    <style:style style:name="T15" style:family="text">
      <style:text-properties fo:font-style="italic" style:font-style-asian="italic" style:font-style-complex="italic"/>
    </style:style>
    <style:style style:name="T16" style:family="text">
      <style:text-properties fo:font-style="italic" officeooo:rsid="056e011e" style:font-style-asian="italic" style:font-style-complex="italic"/>
    </style:style>
    <style:style style:name="T17" style:family="text">
      <style:text-properties fo:font-style="italic" officeooo:rsid="056e950d" style:font-style-asian="italic" style:font-style-complex="italic"/>
    </style:style>
    <style:style style:name="T18" style:family="text">
      <style:text-properties officeooo:rsid="05702f38"/>
    </style:style>
    <style:style style:name="T19" style:family="text">
      <style:text-properties officeooo:rsid="05720d8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מטלה</text:span> <text:span text:style-name="T7">6 - משחקים ושיווי משקל</text:span></text:h>
      <text:p text:style-name="P15">יש לענות על שאלה אחת לבחירתכם. הגשה בזוגות, עד תחילת ההרצאה הבאה.</text:p>
      <text:p text:style-name="P16">שאלה <text:span text:style-name="T3">1</text:span>: <text:span text:style-name="T4">כדורי הזהב</text:span></text:p>
      <text:p text:style-name="P3">צפו בסרטון על משחק "כדורי הזהב", למשל <text:s/><text:span text:style-name="T2">https://youtu.be/p3Uos2fzIJ0</text:span> וענו:</text:p>
      <text:p text:style-name="P3">א. מהי טבלת התועלות של המשחק?</text:p>
      <text:p text:style-name="P3">ב. האם יש שיווי-משקל בפעולות שולטות, ואם כן, איזה?</text:p>
      <text:p text:style-name="P3">ג. מה הם כל שיוויי-משקל-נאש במשחק<text:span text:style-name="T19"> (באסטרטגיות טהורות)</text:span>?</text:p>
      <text:p text:style-name="P6"><text:span text:style-name="T8">פתרון</text:span>: ראו <text:span text:style-name="T18">למשל </text:span>בפתרון של הדר ורעות.</text:p>
      <text:p text:style-name="P6"/>
      <text:p text:style-name="P17">שאלה 2: דילמת הנוסע<text:span text:style-name="T5"> (</text:span><text:bookmark text:name="firstHeading"/><text:span text:style-name="T6">Traveler's dilemma</text:span><text:span text:style-name="T5">)</text:span></text:p>
      <text:p text:style-name="P4">מישהו מציע לכם את המשחק הבא, לשני שחקנים. שמים אתכם בחדר אחד, ואת השחקן השני בחדר אחר, כך שאין לכם אפשרות לתקשר ביניכם. נותנים לכם דף ועט ואומרים לכם לכתוב מספר בין 2 ל-100. חוקי המשחק הם:</text:p>
      <text:list xml:id="list8344367517547651611" text:style-name="L1">
        <text:list-item>
          <text:p text:style-name="P20">אם שניכם כתבתם אותו מספר, נניח k - שניכם מקבלים k שקלים.</text:p>
        </text:list-item>
        <text:list-item>
          <text:p text:style-name="P20">אם כתבתם מספרים שונים - נניח ש-k הוא המספר הקטן ביניהם. אז מי שכתב k מקבל k+2, ומי שכתב מספר גדול יותר מקבל k-2.</text:p>
        </text:list-item>
      </text:list>
      <text:p text:style-name="P4"><text:span text:style-name="T10">הוכיחו שבמשחק זה קיים </text:span>שיווי-משקל נאש <text:span text:style-name="T10">יחיד (באסטרטגיות טהורות). מה הוא?</text:span></text:p>
      <text:p text:style-name="P9"><text:span text:style-name="T8">פתרון</text:span>: ראו <text:span text:style-name="T18">למשל </text:span>בפתרון של <text:span text:style-name="T13">יוגב וקוסטיה.</text:span></text:p>
      <text:p text:style-name="P7"/>
      <text:p text:style-name="P18">שאלה <text:span text:style-name="T7">3</text:span>: <text:span text:style-name="T7">מכרז "כולם משלמים" (all-pay auction)</text:span></text:p>
      <text:p text:style-name="P5">במכרז "כולם משלמים", כל שחקן מכריז על מחיר, השחקן שהכריז את המחיר הגבוה ביותר זוכה בחפץ, ו<text:span text:style-name="T8">כל</text:span> השחקנים (לא רק הזוכה) משלמים את המחיר שהכריזו.</text:p>
      <text:p text:style-name="P25">נניח שבמכרז כולם משלמים ישנם שני משתתפים: ס - עם ערך 60, כ - עם ערך 20. מה הם כל שיוויי<text:span text:style-name="T9">-</text:span>משקל<text:span text:style-name="T9"> נאש</text:span> של <text:span text:style-name="T9">המשחק (באסטרטגיות טהורות)?</text:span></text:p>
      <text:p text:style-name="P8"><text:span text:style-name="T8">פתרון</text:span>: <text:span text:style-name="T14">במשחק זה אין שיווי-משקל נאש באסטרטגיות טהורות.</text:span></text:p>
      <text:p text:style-name="P10">הוכחה: <text:span text:style-name="T14">נבדוק את כל האפשרויות.</text:span></text:p>
      <text:list xml:id="list5089107328957182174" text:style-name="L2">
        <text:list-item>
          <text:p text:style-name="P21"><text:span text:style-name="T17">אפשרות א: </text:span><text:span text:style-name="T16">שני השחקנים מכריזים מספר גדול מאפס. אחד מהם זוכה, והשני משלם בלי לזכות. זה לא יכול להיות שיווי משקל, כי זה שהפסיד היה מעדיף להגיד 0. <text:s/></text:span></text:p>
        </text:list-item>
        <text:list-item>
          <text:p text:style-name="P22"><text:soft-page-break/><text:span text:style-name="T16">א</text:span><text:span text:style-name="T15">פשרות ב: שני השחקנים מכריזים אפס. אחד מהם זוכה והשני נשאר עם תועלת 0. גם זה לא שיווי <text:s/>משקל, כי זה שהפסיד היה מעדיף להגיד 1 ולזכות.</text:span></text:p>
        </text:list-item>
        <text:list-item>
          <text:p text:style-name="P23">אפשרות ג: אחד השחקנים מכריז 0, השני מכריז 1. <text:s/>זה לא ש"מ, כי זה שהפסיד היה מעדיף להגיד 2 ולזכות.</text:p>
        </text:list-item>
        <text:list-item>
          <text:p text:style-name="P23">אפשרות ד: אחד מכריז 0, השני מכריז 2 או יותר. זה לא ש"מ, כי זה שניצח היה מעדיף להגיד 1 ולזכות במחיר נמוך יותר. </text:p>
        </text:list-item>
      </text:list>
      <text:p text:style-name="P13"/>
      <text:p text:style-name="P19">שאלה <text:span text:style-name="T11">4</text:span>: <text:span text:style-name="T11">משחק עומס (congestion game)</text:span></text:p>
      <text:p text:style-name="P14">בקורס מסויים ישנם 3 שרתים המשמשים לבדיקה אוטומטית של מטלות. ישנם 91 סטודנטים המעוניינים לבדוק את המטלות שלהם באותו זמן. אם סטודנט שולח את המטלה לשרת כאשר הוא פנוי, הבדיקה לוקחת דקה אחת. אבל אם k סטודנטים שולחים את המטלה לאותו שרת באותו זמן, הבדיקה לוקחת k דקות. <text:span text:style-name="T12"><text:s text:c="4"/>כל סטודנט צריך לבחור לאיזה שרת לשלוח את המטלה. התועלת של כל סטודנט היא מינוס מספר הדקות. <text:s text:c="2"/>מה הם כל שיווי-משקל נאש במשחק זה (באסטרטגיות טהורות)?</text:span></text:p>
      <text:p text:style-name="P11"><text:span text:style-name="T8">פתרון</text:span>: בשיווי-משקל נאש, הסטודנטים יתחלקו בצורה מאוזנת בין השרתים. יש שלוש אפשרויות:</text:p>
      <text:list xml:id="list8442311015672314516" text:style-name="L3">
        <text:list-item>
          <text:p text:style-name="P24">31 על שרת א, 30 על שרת ב, 30 על שרת ג</text:p>
        </text:list-item>
        <text:list-item>
          <text:p text:style-name="P24">30 על שרת א, 31 על שרת ב, 30 על שרת ג</text:p>
        </text:list-item>
        <text:list-item>
          <text:p text:style-name="P24">30 על שרת א, 30 על שרת ב, 31 על שרת ג</text:p>
        </text:list-item>
      </text:list>
      <text:p text:style-name="P11">במקרה זה, כל סטודנט שינסה לעבור לשרת אחר, ימצא את עצמו עם עומס גדול לפחות באותה מידה כמו השרת שהוא נמצא בו עכשיו, ולכן יעדיף כבר להישאר על אותו שרת.</text:p>
      <text:p text:style-name="P12"><text:span text:style-name="T8">הוכחה שאין שיוויי משקל נוספים</text:span>: נניח שהחלוקה לא מאוזנת, כלומר מספר הסטודנטים על שרת כלשהו (נניח שרת א) קטן ב-2 או יותר ממספר הסטודנטים על שרת אחר (נניח שרת ב). אז, כל סטודנט שיעבור מהשרת העמוס לשרת הפחות עמוס, ירויח דקה אחת לפחות. לכן, סטודנטים על השרת העמוס ירצו לעבור לשרת הלא-עמוס. לכן זה לא ש"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7-18T20:49:00.926886509</dc:date>
    <meta:editing-duration>P10DT10H29M33S</meta:editing-duration>
    <meta:editing-cycles>1245</meta:editing-cycles>
    <meta:document-statistic meta:table-count="0" meta:image-count="0" meta:object-count="0" meta:page-count="2" meta:paragraph-count="33" meta:word-count="558" meta:character-count="2844" meta:non-whitespace-character-count="2316"/>
  </office:meta>
</office:document-meta>
</file>